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houldNotTryToInjectInFinalOrStaticFieldsTest.dont_inject_in_fi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ouldNotTryToInjectInFinalOrStaticFieldsTest.dont_fail_with_CONSTA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